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e095" officeooo:paragraph-rsid="0011e095"/>
    </style:style>
    <style:style style:name="P2" style:family="paragraph" style:parent-style-name="Standard">
      <style:text-properties officeooo:rsid="00153ef6" officeooo:paragraph-rsid="00153ef6"/>
    </style:style>
    <style:style style:name="P3" style:family="paragraph" style:parent-style-name="Standard">
      <style:text-properties officeooo:rsid="0018235b" officeooo:paragraph-rsid="0018235b"/>
    </style:style>
    <style:style style:name="P4" style:family="paragraph" style:parent-style-name="Standard" style:list-style-name="L1">
      <style:text-properties officeooo:paragraph-rsid="00245dcc"/>
    </style:style>
    <style:style style:name="P5" style:family="paragraph" style:parent-style-name="Standard" style:list-style-name="L2">
      <style:text-properties officeooo:rsid="0011fcf7" officeooo:paragraph-rsid="0015e207"/>
    </style:style>
    <style:style style:name="P6" style:family="paragraph" style:parent-style-name="Standard" style:list-style-name="L4">
      <style:text-properties officeooo:rsid="0011fcf7" officeooo:paragraph-rsid="0018235b"/>
    </style:style>
    <style:style style:name="P7" style:family="paragraph" style:parent-style-name="Standard" style:list-style-name="L6">
      <style:text-properties officeooo:rsid="0011fcf7" officeooo:paragraph-rsid="0018235b"/>
    </style:style>
    <style:style style:name="P8" style:family="paragraph" style:parent-style-name="Standard" style:list-style-name="L2">
      <style:text-properties officeooo:rsid="0014d60d" officeooo:paragraph-rsid="0015e207"/>
    </style:style>
    <style:style style:name="P9" style:family="paragraph" style:parent-style-name="Standard" style:list-style-name="L4">
      <style:text-properties officeooo:rsid="0014d60d" officeooo:paragraph-rsid="0018235b"/>
    </style:style>
    <style:style style:name="P10" style:family="paragraph" style:parent-style-name="Standard" style:list-style-name="L5">
      <style:text-properties officeooo:rsid="0014d60d" officeooo:paragraph-rsid="001b7bff"/>
    </style:style>
    <style:style style:name="P11" style:family="paragraph" style:parent-style-name="Standard" style:list-style-name="L6">
      <style:text-properties officeooo:rsid="0014d60d" officeooo:paragraph-rsid="0018235b"/>
    </style:style>
    <style:style style:name="P12" style:family="paragraph" style:parent-style-name="Standard" style:list-style-name="L10">
      <style:text-properties officeooo:rsid="0014d60d" officeooo:paragraph-rsid="0014d60d"/>
    </style:style>
    <style:style style:name="P13" style:family="paragraph" style:parent-style-name="Standard" style:list-style-name="L4">
      <style:text-properties officeooo:paragraph-rsid="0018235b"/>
    </style:style>
    <style:style style:name="P14" style:family="paragraph" style:parent-style-name="Standard" style:list-style-name="L5">
      <style:text-properties officeooo:paragraph-rsid="001b7bff"/>
    </style:style>
    <style:style style:name="P15" style:family="paragraph" style:parent-style-name="Standard" style:list-style-name="L7">
      <style:text-properties officeooo:paragraph-rsid="0018235b"/>
    </style:style>
    <style:style style:name="P16" style:family="paragraph" style:parent-style-name="Standard" style:list-style-name="L7">
      <style:text-properties officeooo:rsid="0018235b" officeooo:paragraph-rsid="0018235b"/>
    </style:style>
    <style:style style:name="P17" style:family="paragraph" style:parent-style-name="Standard" style:list-style-name="L7">
      <style:text-properties officeooo:rsid="0018235b" officeooo:paragraph-rsid="001b7bff"/>
    </style:style>
    <style:style style:name="P18" style:family="paragraph" style:parent-style-name="Standard" style:list-style-name="L12">
      <style:text-properties officeooo:rsid="0018235b" officeooo:paragraph-rsid="00245dcc"/>
    </style:style>
    <style:style style:name="P19" style:family="paragraph" style:parent-style-name="Standard" style:list-style-name="L12">
      <style:text-properties officeooo:rsid="0018650f" officeooo:paragraph-rsid="00245dcc"/>
    </style:style>
    <style:style style:name="P20" style:family="paragraph" style:parent-style-name="Standard" style:list-style-name="L7">
      <style:text-properties officeooo:rsid="00197d79" officeooo:paragraph-rsid="001b7bff"/>
    </style:style>
    <style:style style:name="P21" style:family="paragraph" style:parent-style-name="Standard" style:list-style-name="L8">
      <style:text-properties officeooo:rsid="00197d79" officeooo:paragraph-rsid="001fd9ec"/>
    </style:style>
    <style:style style:name="P22" style:family="paragraph" style:parent-style-name="Standard" style:list-style-name="L12">
      <style:text-properties officeooo:rsid="00197d79" officeooo:paragraph-rsid="00245dcc"/>
    </style:style>
    <style:style style:name="P23" style:family="paragraph" style:parent-style-name="Standard" style:list-style-name="L7">
      <style:text-properties officeooo:rsid="0019edfb" officeooo:paragraph-rsid="001b7bff"/>
    </style:style>
    <style:style style:name="P24" style:family="paragraph" style:parent-style-name="Standard" style:list-style-name="L8">
      <style:text-properties officeooo:rsid="0019edfb" officeooo:paragraph-rsid="001fd9ec"/>
    </style:style>
    <style:style style:name="P25" style:family="paragraph" style:parent-style-name="Standard" style:list-style-name="L7">
      <style:text-properties officeooo:rsid="001cd596" officeooo:paragraph-rsid="001cd596"/>
    </style:style>
    <style:style style:name="P26" style:family="paragraph" style:parent-style-name="Standard">
      <style:text-properties officeooo:rsid="002164d1" officeooo:paragraph-rsid="00292609"/>
    </style:style>
    <style:style style:name="P27" style:family="paragraph" style:parent-style-name="Standard" style:list-style-name="L7">
      <style:text-properties officeooo:rsid="0025e692" officeooo:paragraph-rsid="0025e692"/>
    </style:style>
    <style:style style:name="P28" style:family="paragraph" style:parent-style-name="Standard">
      <style:text-properties fo:font-weight="bold" officeooo:rsid="0011e095" officeooo:paragraph-rsid="0011e095" style:font-weight-asian="bold" style:font-weight-complex="bold"/>
    </style:style>
    <style:style style:name="P29" style:family="paragraph" style:parent-style-name="Standard">
      <style:text-properties fo:font-weight="bold" officeooo:rsid="0018235b" officeooo:paragraph-rsid="0018235b" style:font-weight-asian="bold" style:font-weight-complex="bold"/>
    </style:style>
    <style:style style:name="P30" style:family="paragraph" style:parent-style-name="Standard" style:list-style-name="L1">
      <style:text-properties style:text-underline-style="solid" style:text-underline-width="auto" style:text-underline-color="font-color" officeooo:paragraph-rsid="0011fcf7"/>
    </style:style>
    <style:style style:name="P31" style:family="paragraph" style:parent-style-name="Standard" style:list-style-name="L2">
      <style:text-properties style:text-underline-style="solid" style:text-underline-width="auto" style:text-underline-color="font-color" officeooo:paragraph-rsid="00245dcc"/>
    </style:style>
    <style:style style:name="P32" style:family="paragraph" style:parent-style-name="Standard" style:list-style-name="L3">
      <style:text-properties style:text-underline-style="solid" style:text-underline-width="auto" style:text-underline-color="font-color" officeooo:paragraph-rsid="00245dcc"/>
    </style:style>
    <style:style style:name="P33" style:family="paragraph" style:parent-style-name="Standard" style:list-style-name="L1">
      <style:text-properties style:text-underline-style="solid" style:text-underline-width="auto" style:text-underline-color="font-color" officeooo:rsid="0015e207" officeooo:paragraph-rsid="0015e207"/>
    </style:style>
    <style:style style:name="P34" style:family="paragraph" style:parent-style-name="Standard" style:list-style-name="L11">
      <style:text-properties officeooo:paragraph-rsid="002c4b5b"/>
    </style:style>
    <style:style style:name="P35" style:family="paragraph" style:parent-style-name="Standard" style:list-style-name="L11">
      <style:text-properties officeooo:paragraph-rsid="002c83a5"/>
    </style:style>
    <style:style style:name="P36" style:family="paragraph" style:parent-style-name="Standard" style:list-style-name="L13">
      <style:text-properties officeooo:paragraph-rsid="00292609"/>
    </style:style>
    <style:style style:name="P37" style:family="paragraph" style:parent-style-name="Standard">
      <style:text-properties officeooo:rsid="002b4482" officeooo:paragraph-rsid="002b4482"/>
    </style:style>
    <style:style style:name="P38" style:family="paragraph" style:parent-style-name="Standard">
      <style:text-properties officeooo:paragraph-rsid="002c4b5b"/>
    </style:style>
    <style:style style:name="P39" style:family="paragraph" style:parent-style-name="Standard" style:list-style-name="L14">
      <style:text-properties officeooo:paragraph-rsid="002c4b5b"/>
    </style:style>
    <style:style style:name="P40" style:family="paragraph" style:parent-style-name="Standard" style:list-style-name="L11">
      <style:text-properties officeooo:rsid="002c4b5b" officeooo:paragraph-rsid="002c4b5b"/>
    </style:style>
    <style:style style:name="P41" style:family="paragraph" style:parent-style-name="Standard">
      <style:text-properties officeooo:rsid="002c4b5b" officeooo:paragraph-rsid="002c4b5b"/>
    </style:style>
    <style:style style:name="P42" style:family="paragraph" style:parent-style-name="Standard" style:list-style-name="L15">
      <style:text-properties officeooo:rsid="002c4b5b" officeooo:paragraph-rsid="002c4b5b"/>
    </style:style>
    <style:style style:name="P43" style:family="paragraph" style:parent-style-name="Standard" style:list-style-name="L15">
      <style:text-properties officeooo:paragraph-rsid="002c4b5b"/>
    </style:style>
    <style:style style:name="P44" style:family="paragraph" style:parent-style-name="Standard">
      <style:text-properties fo:font-weight="normal" officeooo:rsid="002e51cc" officeooo:paragraph-rsid="002e51cc" style:font-weight-asian="normal" style:font-weight-complex="normal"/>
    </style:style>
    <style:style style:name="T1" style:family="text">
      <style:text-properties officeooo:rsid="0011fcf7"/>
    </style:style>
    <style:style style:name="T2" style:family="text">
      <style:text-properties officeooo:rsid="0018235b"/>
    </style:style>
    <style:style style:name="T3" style:family="text">
      <style:text-properties officeooo:rsid="0018650f"/>
    </style:style>
    <style:style style:name="T4" style:family="text">
      <style:text-properties officeooo:rsid="0019edfb"/>
    </style:style>
    <style:style style:name="T5" style:family="text">
      <style:text-properties officeooo:rsid="001b7bff"/>
    </style:style>
    <style:style style:name="T6" style:family="text">
      <style:text-properties officeooo:rsid="001fd9ec"/>
    </style:style>
    <style:style style:name="T7" style:family="text">
      <style:text-properties officeooo:rsid="002164d1"/>
    </style:style>
    <style:style style:name="T8" style:family="text">
      <style:text-properties officeooo:rsid="0022b356"/>
    </style:style>
    <style:style style:name="T9" style:family="text">
      <style:text-properties officeooo:rsid="00245dcc"/>
    </style:style>
    <style:style style:name="T10" style:family="text">
      <style:text-properties officeooo:rsid="0015e207"/>
    </style:style>
    <style:style style:name="T11" style:family="text">
      <style:text-properties officeooo:rsid="0025c33d"/>
    </style:style>
    <style:style style:name="T12" style:family="text">
      <style:text-properties officeooo:rsid="0025e692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164d1" style:font-weight-asian="bold" style:font-weight-complex="bold"/>
    </style:style>
    <style:style style:name="T15" style:family="text">
      <style:text-properties officeooo:rsid="0014d60d"/>
    </style:style>
    <style:style style:name="T16" style:family="text">
      <style:text-properties officeooo:rsid="00292609"/>
    </style:style>
    <style:style style:name="T17" style:family="text">
      <style:text-properties officeooo:rsid="002b4482"/>
    </style:style>
    <style:style style:name="T18" style:family="text">
      <style:text-properties officeooo:rsid="002c4b5b"/>
    </style:style>
    <style:style style:name="T19" style:family="text">
      <style:text-properties officeooo:rsid="002c83a5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Trainings-Datenbank: Anforderungsanalyse</text:p>
      <text:p text:style-name="P44">Student: Jia Sheng (5371477)</text:p>
      <text:p text:style-name="P1"/>
      <text:p text:style-name="P1"><text:span text:style-name="T13">Objekte:</text:span> </text:p>
      <text:list xml:id="list1942492623" text:style-name="L1">
        <text:list-item>
          <text:p text:style-name="P30"><text:span text:style-name="T1">Trainierende</text:span></text:p>
        </text:list-item>
      </text:list>
      <text:list xml:id="list2207720726" text:style-name="L2">
        <text:list-item>
          <text:list>
            <text:list-item>
              <text:p text:style-name="P5">Name </text:p>
              <text:list>
                <text:list-item>
                  <text:p text:style-name="P5">Typ: Text</text:p>
                </text:list-item>
                <text:list-item>
                  <text:p text:style-name="P5">Wertebereich: max. 50 Zeichen</text:p>
                </text:list-item>
                <text:list-item>
                  <text:p text:style-name="P5">Definiertheit: 100%</text:p>
                </text:list-item>
                <text:list-item>
                  <text:p text:style-name="P5">Identifizierend: nein<text:tab/></text:p>
                </text:list-item>
              </text:list>
            </text:list-item>
            <text:list-item>
              <text:p text:style-name="P8">I<text:span text:style-name="T3">dentifikationsnummer</text:span></text:p>
              <text:list>
                <text:list-item>
                  <text:p text:style-name="P8">Typ. <text:s/>Ganzzahl</text:p>
                </text:list-item>
                <text:list-item>
                  <text:p text:style-name="P8">Wertebereich: 00 – 99</text:p>
                </text:list-item>
                <text:list-item>
                  <text:p text:style-name="P8">Definiertheit: 100%</text:p>
                </text:list-item>
                <text:list-item>
                  <text:p text:style-name="P8">Identifizierend: ja</text:p>
                </text:list-item>
              </text:list>
            </text:list-item>
            <text:list-item>
              <text:p text:style-name="P8">Geschlecht</text:p>
              <text:list>
                <text:list-item>
                  <text:p text:style-name="P8">Typ. <text:s/>Text</text:p>
                </text:list-item>
                <text:list-item>
                  <text:p text:style-name="P8">Wertebereich: {weiblich, männlich}</text:p>
                </text:list-item>
                <text:list-item>
                  <text:p text:style-name="P8">Definiertheit: 100%</text:p>
                </text:list-item>
                <text:list-item>
                  <text:p text:style-name="P8">Identifizierend: nein</text:p>
                </text:list-item>
              </text:list>
            </text:list-item>
            <text:list-item>
              <text:p text:style-name="P8">Geburtsjahr</text:p>
              <text:list>
                <text:list-item>
                  <text:p text:style-name="P8">Typ. <text:s/>Ganzzahl</text:p>
                </text:list-item>
                <text:list-item>
                  <text:p text:style-name="P8">Wertebereich: 1<text:span text:style-name="T2">5</text:span>00 - 2500</text:p>
                </text:list-item>
                <text:list-item>
                  <text:p text:style-name="P8">Definiertheit: 100%</text:p>
                </text:list-item>
                <text:list-item>
                  <text:p text:style-name="P8">Identifizierend: nein</text:p>
                </text:list-item>
              </text:list>
            </text:list-item>
          </text:list>
        </text:list-item>
        <text:list-item>
          <text:p text:style-name="P31"><text:span text:style-name="T9">Trainingsaufzeichnung</text:span></text:p>
        </text:list-item>
      </text:list>
      <text:list xml:id="list2616223555" text:style-name="L12">
        <text:list-item>
          <text:list>
            <text:list-item>
              <text:p text:style-name="P18">Datum</text:p>
              <text:list>
                <text:list-item>
                  <text:p text:style-name="P18">Typ: Datum</text:p>
                </text:list-item>
                <text:list-item>
                  <text:p text:style-name="P18">Wertebereich: <text:s/>1500.01.01 – 2500.12.31</text:p>
                </text:list-item>
                <text:list-item>
                  <text:p text:style-name="P18">Definiertheit: 100%</text:p>
                </text:list-item>
              </text:list>
            </text:list-item>
            <text:list-item>
              <text:p text:style-name="P19">Absolvierungsdauer</text:p>
              <text:list>
                <text:list-item>
                  <text:p text:style-name="P22">Typ: Zeitdauer</text:p>
                </text:list-item>
                <text:list-item>
                  <text:p text:style-name="P22">Wertebereich: 00:00:00 – 23:59:59</text:p>
                </text:list-item>
                <text:list-item>
                  <text:p text:style-name="P22">Definiertheit: 100%</text:p>
                </text:list-item>
              </text:list>
            </text:list-item>
            <text:list-item>
              <text:p text:style-name="P22">Gewicht</text:p>
              <text:list>
                <text:list-item>
                  <text:p text:style-name="P22">Typ: Dezimalzahl</text:p>
                </text:list-item>
                <text:list-item>
                  <text:p text:style-name="P22">Wertebereich: 0.00 – <text:span text:style-name="T4">999</text:span>.<text:span text:style-name="T4">99</text:span></text:p>
                </text:list-item>
                <text:list-item>
                  <text:p text:style-name="P22">Definiertheit: &lt;100%</text:p>
                </text:list-item>
              </text:list>
            </text:list-item>
          </text:list>
        </text:list-item>
      </text:list>
      <text:list xml:id="list3584887114" text:style-name="L3">
        <text:list-item>
          <text:p text:style-name="P32"><text:span text:style-name="T10">Training</text:span></text:p>
        </text:list-item>
      </text:list>
      <text:list xml:id="list1794726173" text:style-name="L4">
        <text:list-item>
          <text:list>
            <text:list-item>
              <text:p text:style-name="P13"><text:span text:style-name="T1">Name </text:span></text:p>
              <text:list>
                <text:list-item>
                  <text:p text:style-name="P6">Typ: Text</text:p>
                </text:list-item>
                <text:list-item>
                  <text:p text:style-name="P6">Wertebereich: max. <text:span text:style-name="T2">20</text:span> Zeichen</text:p>
                </text:list-item>
                <text:list-item>
                  <text:p text:style-name="P6">Definiertheit: 100%</text:p>
                </text:list-item>
                <text:list-item>
                  <text:p text:style-name="P9"><text:span text:style-name="T1">Identifizierend: </text:span><text:span text:style-name="T5">nein</text:span></text:p>
                </text:list-item>
              </text:list>
            </text:list-item>
          </text:list>
        </text:list-item>
      </text:list>
      <text:list xml:id="list2822324964" text:style-name="L5">
        <text:list-item>
          <text:list>
            <text:list-item>
              <text:p text:style-name="P14"><text:span text:style-name="T15">I</text:span><text:span text:style-name="T3">dentifikationsnummer</text:span></text:p>
              <text:list>
                <text:list-item>
                  <text:p text:style-name="P10">Typ. <text:s/>Ganzzahl</text:p>
                </text:list-item>
                <text:list-item>
                  <text:p text:style-name="P10">Wertebereich: 00<text:span text:style-name="T5">0</text:span> – 99<text:span text:style-name="T5">9</text:span></text:p>
                </text:list-item>
                <text:list-item>
                  <text:p text:style-name="P10">Definiertheit: 100%</text:p>
                  <text:p text:style-name="P10">Identifizierend: ja</text:p>
                </text:list-item>
              </text:list>
            </text:list-item>
          </text:list>
        </text:list-item>
      </text:list>
      <text:list xml:id="list212930716345645" text:continue-list="list1942492623" text:style-name="L1">
        <text:list-item>
          <text:p text:style-name="P33">Leibesübung</text:p>
        </text:list-item>
      </text:list>
      <text:list xml:id="list3610532368" text:style-name="L6">
        <text:list-item>
          <text:list>
            <text:list-item>
              <text:p text:style-name="P7">Name </text:p>
              <text:list>
                <text:list-item>
                  <text:p text:style-name="P7">Typ: Text</text:p>
                </text:list-item>
                <text:list-item>
                  <text:p text:style-name="P7"><text:soft-page-break/>Wertebereich: max. <text:span text:style-name="T2">20</text:span> Zeichen</text:p>
                </text:list-item>
                <text:list-item>
                  <text:p text:style-name="P7">Definiertheit: 100%</text:p>
                </text:list-item>
                <text:list-item>
                  <text:p text:style-name="P11"><text:span text:style-name="T1">Identifizierend: </text:span><text:span text:style-name="T2">ja</text:span></text:p>
                </text:list-item>
              </text:list>
            </text:list-item>
          </text:list>
        </text:list-item>
      </text:list>
      <text:list xml:id="list212929679336590" text:continue-list="list212930716345645" text:style-name="L1">
        <text:list-header>
          <text:p text:style-name="P4"/>
        </text:list-header>
      </text:list>
      <text:p text:style-name="P29">Beziehungen:</text:p>
      <text:list xml:id="list920929656" text:style-name="L7">
        <text:list-item>
          <text:p text:style-name="P15"><text:span text:style-name="T11">Trainierende besitzt </text:span><text:span text:style-name="T2">Traini</text:span><text:span text:style-name="T11">ngsaufzeichnungen</text:span></text:p>
          <text:p text:style-name="P16">Beteiligte Objekte: Trainierende, Training<text:span text:style-name="T11">saufzeichnung</text:span></text:p>
          <text:list>
            <text:list-item>
              <text:p text:style-name="P27">Anzahl</text:p>
              <text:list>
                <text:list-item>
                  <text:p text:style-name="P27">Typ: Ganzzahl</text:p>
                </text:list-item>
                <text:list-item>
                  <text:p text:style-name="P27">Wertebereich: 0 – 99999</text:p>
                </text:list-item>
                <text:list-item>
                  <text:p text:style-name="P27">Definiertheit: 100%</text:p>
                </text:list-item>
              </text:list>
            </text:list-item>
          </text:list>
        </text:list-item>
        <text:list-item>
          <text:p text:style-name="P27">Trainingsaufzeichnung beinhaltet Trainings und/oder Leibesübung<text:span text:style-name="T16">en</text:span></text:p>
          <text:p text:style-name="P17">Beteiligte Objekte: Traini<text:span text:style-name="T12">ngsaufzeichnung</text:span>, <text:span text:style-name="T12">Training, </text:span><text:span text:style-name="T5">Leibesübung</text:span></text:p>
          <text:list>
            <text:list-item>
              <text:p text:style-name="P20">Anzahl</text:p>
              <text:list>
                <text:list-item>
                  <text:p text:style-name="P20">Typ: <text:span text:style-name="T4">Dezimalzahl</text:span></text:p>
                </text:list-item>
                <text:list-item>
                  <text:p text:style-name="P23">Wertebereich: 0.0 – 99<text:span text:style-name="T12">9</text:span>.9</text:p>
                </text:list-item>
                <text:list-item>
                  <text:p text:style-name="P23">Definiertheit: 100%</text:p>
                </text:list-item>
              </text:list>
            </text:list-item>
          </text:list>
        </text:list-item>
        <text:list-item>
          <text:p text:style-name="P25">Training beinhaltet <text:span text:style-name="T16">Leibesü</text:span>bungen</text:p>
        </text:list-item>
      </text:list>
      <text:list xml:id="list2855533740" text:style-name="L8">
        <text:list-item>
          <text:list>
            <text:list-item>
              <text:p text:style-name="P21">Anzahl</text:p>
              <text:list>
                <text:list-item>
                  <text:p text:style-name="P21">Typ: <text:span text:style-name="T6">Gan</text:span><text:span text:style-name="T4">zahl</text:span></text:p>
                </text:list-item>
                <text:list-item>
                  <text:p text:style-name="P24">Wertebereich: 0 – 999<text:span text:style-name="T6">9</text:span></text:p>
                </text:list-item>
                <text:list-item>
                  <text:p text:style-name="P24">Definiertheit: 100%</text:p>
                </text:list-item>
              </text:list>
            </text:list-item>
          </text:list>
        </text:list-item>
      </text:list>
      <text:p text:style-name="P3"/>
      <text:p text:style-name="P2"><text:tab/></text:p>
      <text:list xml:id="list3585016503" text:style-name="L10">
        <text:list-header>
          <text:p text:style-name="P12"/>
        </text:list-header>
      </text:list>
      <text:p text:style-name="P26"><text:span text:style-name="T13">Prozess: </text:span></text:p>
      <text:list xml:id="list1589319385" text:style-name="L13">
        <text:list-item>
          <text:p text:style-name="P36"><text:span text:style-name="T7">Ermittlung von Rekorden</text:span></text:p>
        </text:list-item>
      </text:list>
      <text:p text:style-name="P38"><text:span text:style-name="T7"><text:tab/>(Die beste Performance eines Trainings oder einer Leibesübung </text:span><text:span text:style-name="T8">eines bestimmten <text:tab/>Trainierende </text:span><text:span text:style-name="T7">wird ermittelnd)</text:span></text:p>
      <text:list xml:id="list643150990" text:style-name="L14">
        <text:list-item>
          <text:p text:style-name="P39"><text:span text:style-name="T7">Häufigkeit: nach jeder Eingabe </text:span><text:span text:style-name="T16">der Trainingsaufzeichnung</text:span></text:p>
        </text:list-item>
      </text:list>
      <text:list xml:id="list1258412402" text:style-name="L11">
        <text:list-item>
          <text:p text:style-name="P34"><text:span text:style-name="T7">Benötigte Daten: Trainierende, </text:span><text:span text:style-name="T16">Trainingsaufzeichnung, </text:span><text:span text:style-name="T7">Training/Leibesübung</text:span></text:p>
          <text:p text:style-name="P34"/>
          <text:p text:style-name="P34"/>
        </text:list-item>
        <text:list-item>
          <text:p text:style-name="P35"><text:span text:style-name="T17">Ermittlung </text:span><text:span text:style-name="T18">aller</text:span><text:span text:style-name="T17"> Trainingsaufzeichnungen, </text:span><text:span text:style-name="T19">die </text:span><text:span text:style-name="T17">ein </text:span><text:span text:style-name="T19">bestimmtes</text:span><text:span text:style-name="T17"> Training / </text:span><text:span text:style-name="T18">eine </text:span><text:span text:style-name="T19">bestimmte </text:span><text:span text:style-name="T18">Leibesübung </text:span><text:span text:style-name="T19">(</text:span><text:span text:style-name="T18">eines bestimmten Trainierende</text:span><text:span text:style-name="T19">) beinhalten</text:span><text:span text:style-name="T18"> </text:span></text:p>
        </text:list-item>
        <text:list-item>
          <text:p text:style-name="P40">Häufigkeit: auf Anfrage</text:p>
        </text:list-item>
        <text:list-item>
          <text:p text:style-name="P40">Benötigte Daten: Trainierende, Trainingsaufzeichnung, Training/Leibesübung</text:p>
        </text:list-item>
      </text:list>
      <text:p text:style-name="P41"/>
      <text:list xml:id="list1368074129" text:style-name="L15">
        <text:list-item>
          <text:p text:style-name="P43"><text:span text:style-name="T18">Vergleich der Trainingsperformance mehrer</text:span><text:span text:style-name="T19">e </text:span><text:span text:style-name="T18">Trainierende</text:span></text:p>
        </text:list-item>
        <text:list-item>
          <text:p text:style-name="P42">Häufigkeit: auf Anfrage</text:p>
        </text:list-item>
        <text:list-item>
          <text:p text:style-name="P42">Benötigte Daten: <text:span text:style-name="T19">Trainierende, Trainingsaufzeichnung, Training/Leibesübung</text:span></text:p>
        </text:list-item>
      </text:list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12:15:21.733184591</meta:creation-date>
    <dc:date>2022-05-01T21:29:08.489673056</dc:date>
    <meta:editing-duration>PT45M31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2" meta:paragraph-count="87" meta:word-count="298" meta:character-count="2180" meta:non-whitespace-character-count="2022"/>
  </office:meta>
</office:document-meta>
</file>